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137.05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111.65mm"/>
    </style:style>
    <style:style style:name="co9" style:family="table-column">
      <style:table-column-properties fo:break-before="auto" style:column-width="195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Liberation Sans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style:font-name="Liberation Sans" fo:font-size="11pt" style:font-size-asian="11pt" style:font-size-complex="11pt"/>
    </style:style>
    <style:style style:name="ce10" style:family="table-cell" style:parent-style-name="Default" style:data-style-name="N100"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 style:data-style-name="N108"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8">
      <style:table-cell-properties style:text-align-source="value-type" style:repeat-content="false" style:vertical-align="middle"/>
      <style:paragraph-properties fo:margin-left="0mm"/>
      <style:text-properties style:font-name="Liberation Sans" fo:font-size="11pt" style:font-size-asian="11pt" style:font-size-complex="11pt"/>
    </style:style>
    <style:style style:name="ce3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2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Marque</text:p>
          </table:table-cell>
          <table:table-cell table:style-name="ce1" office:value-type="string" calcext:value-type="string">
            <text:p>Produit</text:p>
          </table:table-cell>
          <table:table-cell table:style-name="ce18" office:value-type="string" calcext:value-type="string">
            <text:p>Nom</text:p>
          </table:table-cell>
          <table:table-cell table:style-name="ce1" office:value-type="string" calcext:value-type="string">
            <text:p>Quantité</text:p>
          </table:table-cell>
          <table:table-cell table:style-name="ce19" office:value-type="string" calcext:value-type="string">
            <text:p>Prix unitaire</text:p>
          </table:table-cell>
          <table:table-cell table:style-name="ce19" office:value-type="string" calcext:value-type="string">
            <text:p>Prix</text:p>
          </table:table-cell>
          <table:table-cell table:style-name="ce19" office:value-type="string" calcext:value-type="string">
            <text:p>Remarqu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Controlleurs</text:p>
          </table:table-cell>
          <table:covered-table-cell table:style-name="ce11"/>
          <table:covered-table-cell table:style-name="ce13"/>
          <table:covered-table-cell table:number-columns-repeated="7"/>
          <table:table-cell table:number-columns-repeated="1014"/>
        </table:table-row>
        <table:table-row table:style-name="ro3">
          <table:table-cell office:value-type="string" calcext:value-type="string">
            <text:p>RB-Ras-20</text:p>
          </table:table-cell>
          <table:table-cell office:value-type="string" calcext:value-type="string">
            <text:p>Raspberry Pi</text:p>
          </table:table-cell>
          <table:table-cell table:style-name="ce4" office:value-type="string" calcext:value-type="string">
            <text:p>Raspberry Pi</text:p>
          </table:table-cell>
          <table:table-cell office:value-type="string" calcext:value-type="string">
            <text:p>Ordinateur Monocarte Raspberry Pi 3 B+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0.28" calcext:value-type="currency">
            <text:p>40,28 €</text:p>
          </table:table-cell>
          <table:table-cell table:formula="of:=[.F3]*[.E3]" office:value-type="currency" office:currency="EUR" office:value="40.28" calcext:value-type="currency">
            <text:p>40,28 €</text:p>
          </table:table-cell>
          <table:table-cell/>
          <table:table-cell office:value-type="string" calcext:value-type="string">
            <text:p><text:a xlink:href="https://www.robotshop.com/eu/fr/ordinateur-monocarte-raspberry-pi-3-b.html" xlink:type="simple">https://www.robotshop.com/eu/fr/ordinateur-monocarte-raspberry-pi-3-b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Ard-34</text:p>
          </table:table-cell>
          <table:table-cell office:value-type="string" calcext:value-type="string">
            <text:p>Arduino</text:p>
          </table:table-cell>
          <table:table-cell table:style-name="ce4" office:value-type="string" calcext:value-type="string">
            <text:p>Arduino UNO</text:p>
          </table:table-cell>
          <table:table-cell office:value-type="string" calcext:value-type="string">
            <text:p>Microcontrôleur Arduino Uno R3 USB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.62" calcext:value-type="currency">
            <text:p>19,62 €</text:p>
          </table:table-cell>
          <table:table-cell table:formula="of:=[.F4]*[.E4]" office:value-type="currency" office:currency="EUR" office:value="39.24" calcext:value-type="currency">
            <text:p>39,24 €</text:p>
          </table:table-cell>
          <table:table-cell/>
          <table:table-cell office:value-type="string" calcext:value-type="string">
            <text:p><text:a xlink:href="https://www.robotshop.com/eu/fr/microcontroleur-arduino-uno-r3-usb.html" xlink:type="simple">https://www.robotshop.com/eu/fr/microcontroleur-arduino-uno-r3-usb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Ard-33</text:p>
          </table:table-cell>
          <table:table-cell office:value-type="string" calcext:value-type="string">
            <text:p>Arduino</text:p>
          </table:table-cell>
          <table:table-cell table:style-name="ce4" office:value-type="string" calcext:value-type="string">
            <text:p>Arduino MEGA</text:p>
          </table:table-cell>
          <table:table-cell office:value-type="string" calcext:value-type="string">
            <text:p>Microcontrôleur Arduino Mega 2560 Rev3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4.2" calcext:value-type="currency">
            <text:p>34,20 €</text:p>
          </table:table-cell>
          <table:table-cell table:formula="of:=[.F5]*[.E5]" office:value-type="currency" office:currency="EUR" office:value="68.4" calcext:value-type="currency">
            <text:p>68,40 €</text:p>
          </table:table-cell>
          <table:table-cell/>
          <table:table-cell office:value-type="string" calcext:value-type="string">
            <text:p><text:a xlink:href="https://www.robotshop.com/eu/fr/microcontroleur-arduino-mega-2560-rev3.html" xlink:type="simple">https://www.robotshop.com/eu/fr/microcontroleur-arduino-mega-2560-rev3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0" table:number-rows-spanned="1">
            <text:p>Module sans fil / côté Arduino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7]*[.E7]" office:value-type="currency" office:currency="EUR" office:value="0" calcext:value-type="currency">
            <text:p>0,00 €</text:p>
          </table:covered-table-cell>
          <table:covered-table-cell table:number-columns-repeated="3"/>
          <table:table-cell table:number-columns-repeated="1014"/>
        </table:table-row>
        <table:table-row table:style-name="ro3">
          <table:table-cell office:value-type="string" calcext:value-type="string">
            <text:p>RB-See-328</text:p>
          </table:table-cell>
          <table:table-cell table:style-name="ce12" office:value-type="string" calcext:value-type="string">
            <text:p>/</text:p>
          </table:table-cell>
          <table:table-cell table:style-name="ce4" office:value-type="string" calcext:value-type="string">
            <text:p>Module Radio HC-12</text:p>
          </table:table-cell>
          <table:table-cell office:value-type="string" calcext:value-type="string">
            <text:p>Module Émetteur-Récepteur Sériel Sans Fil 433Mhz 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3.01" calcext:value-type="currency">
            <text:p>13,01 €</text:p>
          </table:table-cell>
          <table:table-cell table:formula="of:=[.F8]*[.E8]" office:value-type="currency" office:currency="EUR" office:value="52.04" calcext:value-type="currency">
            <text:p>52,04 €</text:p>
          </table:table-cell>
          <table:table-cell/>
          <table:table-cell office:value-type="string" calcext:value-type="string">
            <text:p><text:a xlink:href="https://www.robotshop.com/eu/fr/module-emetteur-recepteur-seriel-sans-fil-433mhz-1000m.html" xlink:type="simple">https://www.robotshop.com/eu/fr/module-emetteur-recepteur-seriel-sans-fil-433mhz-1000m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7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Module LoRa</text:p>
          </table:table-cell>
          <table:table-cell office:value-type="string" calcext:value-type="string">
            <text:p>Blindage Émetteur-Récepteur Longue Portée LoRa 868 Mhz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21.31" calcext:value-type="currency">
            <text:p>21,31 €</text:p>
          </table:table-cell>
          <table:table-cell table:formula="of:=[.F9]*[.E9]" office:value-type="currency" office:currency="EUR" office:value="0" calcext:value-type="currency">
            <text:p>0,00 €</text:p>
          </table:table-cell>
          <table:table-cell table:style-name="ce36" office:value-type="string" calcext:value-type="string" table:number-columns-spanned="1" table:number-rows-spanned="3">
            <text:p>Version shield avec prise antenne //</text:p>
            <text:p>Version shield avec GPS et prise antenne //</text:p>
            <text:p>ou version module seul</text:p>
          </table:table-cell>
          <table:table-cell office:value-type="string" calcext:value-type="string">
            <text:p><text:a xlink:href="https://www.robotshop.com/eu/fr/blindage-emetteur-recepteur-longue-portee-lora-868-mhz-eu.html" xlink:type="simple">https://www.robotshop.com/eu/fr/blindage-emetteur-recepteur-longue-portee-lora-868-mhz-eu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9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Module LoRa + GPS</text:p>
          </table:table-cell>
          <table:table-cell office:value-type="string" calcext:value-type="string">
            <text:p>Blindage Émetteur-Récepteur Longue Portée LoRa/GPS 868 Mhz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6.44" calcext:value-type="currency">
            <text:p>36,44 €</text:p>
          </table:table-cell>
          <table:table-cell table:formula="of:=[.F10]*[.E10]" office:value-type="currency" office:currency="EUR" office:value="109.32" calcext:value-type="currency">
            <text:p>109,32 €</text:p>
          </table:table-cell>
          <table:covered-table-cell table:style-name="ce36"/>
          <table:table-cell office:value-type="string" calcext:value-type="string">
            <text:p><text:a xlink:href="https://www.robotshop.com/eu/fr/blindage-emetteur-recepteur-longue-portee-lora-gps-868-mhz-eu.html" xlink:type="simple">https://www.robotshop.com/eu/fr/blindage-emetteur-recepteur-longue-portee-lora-gps-868-mhz-eu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Ada-307</text:p>
          </table:table-cell>
          <table:table-cell office:value-type="string" calcext:value-type="string">
            <text:p>Adafruit Industries</text:p>
          </table:table-cell>
          <table:table-cell table:style-name="ce4" office:value-type="string" calcext:value-type="string">
            <text:p>Module LoRa</text:p>
          </table:table-cell>
          <table:table-cell office:value-type="string" calcext:value-type="string">
            <text:p>Platine de Déploiement Émetteur-Récepteur Radio RFM69HCW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.67" calcext:value-type="currency">
            <text:p>10,67 €</text:p>
          </table:table-cell>
          <table:table-cell table:formula="of:=[.F11]*[.E11]" office:value-type="currency" office:currency="EUR" office:value="32.01" calcext:value-type="currency">
            <text:p>32,01 €</text:p>
          </table:table-cell>
          <table:covered-table-cell/>
          <table:table-cell office:value-type="string" calcext:value-type="string">
            <text:p><text:a xlink:href="https://www.robotshop.com/eu/fr/platine-deploiement-emetteur-recepteur-radio-rfm69hcw-868---915-mhz.html" xlink:type="simple">https://www.robotshop.com/eu/fr/platine-deploiement-emetteur-recepteur-radio-rfm69hcw-868---915-mhz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 office:value-type="string" calcext:value-type="string">
            <text:p>Module xBee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F12]*[.E12]" office:value-type="currency" office:currency="EUR" office:value="0" calcext:value-type="currency">
            <text:p>0,00 €</text:p>
          </table:table-cell>
          <table:table-cell table:style-name="ce22" office:value-type="string" calcext:value-type="string">
            <text:p>Récupération des modules xBee du kit libellium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0" table:number-rows-spanned="1">
            <text:p>Hat / Adaptateur / Côté Raspi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14]*[.E14]" office:value-type="currency" office:currency="EUR" office:value="0" calcext:value-type="currency">
            <text:p>0,00 €</text:p>
          </table:covered-table-cell>
          <table:covered-table-cell table:number-columns-repeated="3"/>
          <table:table-cell table:number-columns-repeated="1014"/>
        </table:table-row>
        <table:table-row table:style-name="ro3">
          <table:table-cell office:value-type="string" calcext:value-type="string">
            <text:p>RB-Gek-04</text:p>
          </table:table-cell>
          <table:table-cell office:value-type="string" calcext:value-type="string">
            <text:p>Geekroo</text:p>
          </table:table-cell>
          <table:table-cell table:style-name="ce6" office:value-type="string" calcext:value-type="string">
            <text:p>Hat Radio / xBee (sans module)</text:p>
          </table:table-cell>
          <table:table-cell table:style-name="ce4" office:value-type="string" calcext:value-type="string">
            <text:p>Wireless PiCobber HAT for Raspberry P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73" calcext:value-type="currency">
            <text:p>13,73 €</text:p>
          </table:table-cell>
          <table:table-cell table:formula="of:=[.F15]*[.E15]" office:value-type="currency" office:currency="EUR" office:value="13.73" calcext:value-type="currency">
            <text:p>13,73 €</text:p>
          </table:table-cell>
          <table:table-cell/>
          <table:table-cell office:value-type="string" calcext:value-type="string">
            <text:p><text:a xlink:href="https://www.robotshop.com/eu/fr/hat-picobber-sans-fil-raspberry-pi.html" xlink:type="simple">https://www.robotshop.com/eu/fr/hat-picobber-sans-fil-raspberry-pi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Drt-01</text:p>
          </table:table-cell>
          <table:table-cell office:value-type="string" calcext:value-type="string">
            <text:p>Dragino Technology</text:p>
          </table:table-cell>
          <table:table-cell table:style-name="ce4" office:value-type="string" calcext:value-type="string">
            <text:p>Hat LoRa</text:p>
          </table:table-cell>
          <table:table-cell office:value-type="string" calcext:value-type="string">
            <text:p>HAT Émetteur-Récepteur Longue Portée LoRa/GPS 868 M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[.F16]*[.E16]" office:value-type="currency" office:currency="EUR" office:value="36" calcext:value-type="currency">
            <text:p>36,00 €</text:p>
          </table:table-cell>
          <table:table-cell table:style-name="ce22" office:value-type="string" calcext:value-type="string">
            <text:p>Avec module LoRa et module GPS</text:p>
          </table:table-cell>
          <table:table-cell office:value-type="string" calcext:value-type="string">
            <text:p><text:a xlink:href="https://www.robotshop.com/eu/fr/hat-raspberry-pi-lora-gps.html" xlink:type="simple">https://www.robotshop.com/eu/fr/hat-raspberry-pi-lora-gps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0" table:number-rows-spanned="1">
            <text:p>Capteurs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18]*[.E18]" office:value-type="currency" office:currency="EUR" office:value="0" calcext:value-type="currency">
            <text:p>0,00 €</text:p>
          </table:covered-table-cell>
          <table:covered-table-cell table:number-columns-repeated="3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1" table:number-rows-spanned="2">
            <text:p>RB-Spa-521</text:p>
          </table:table-cell>
          <table:table-cell table:style-name="ce8" office:value-type="string" calcext:value-type="string" table:number-columns-spanned="1" table:number-rows-spanned="2">
            <text:p>Sparkfun Electronics</text:p>
          </table:table-cell>
          <table:table-cell table:style-name="ce6" office:value-type="string" calcext:value-type="string">
            <text:p>Température</text:p>
          </table:table-cell>
          <table:table-cell table:style-name="ce8" office:value-type="string" calcext:value-type="string" table:number-columns-spanned="1" table:number-rows-spanned="2">
            <text:p>Capteur d'Humidité et de Température – DHT22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20" office:value-type="currency" office:currency="EUR" office:value="10.03" calcext:value-type="currency" table:number-columns-spanned="1" table:number-rows-spanned="2">
            <text:p>10,03 €</text:p>
          </table:table-cell>
          <table:table-cell table:style-name="ce20" table:formula="of:=[.F19]*[.E19]" office:value-type="currency" office:currency="EUR" office:value="20.06" calcext:value-type="currency" table:number-columns-spanned="1" table:number-rows-spanned="2">
            <text:p>20,06 €</text:p>
          </table:table-cell>
          <table:table-cell table:style-name="ce20" table:number-columns-spanned="1" table:number-rows-spanned="2"/>
          <table:table-cell table:style-name="ce8" office:value-type="string" calcext:value-type="string" table:number-columns-spanned="1" table:number-rows-spanned="2">
            <text:p><text:a xlink:href="https://www.robotshop.com/eu/fr/capteur-humidite-temperature-dht22.html" xlink:type="simple">https://www.robotshop.com/eu/fr/capteur-humidite-temperature-dht22.html</text:a>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6" office:value-type="string" calcext:value-type="string">
            <text:p>Humidité</text:p>
          </table:table-cell>
          <table:covered-table-cell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B-See-546</text:p>
          </table:table-cell>
          <table:table-cell office:value-type="string" calcext:value-type="string">
            <text:p>SeeedStudio</text:p>
          </table:table-cell>
          <table:table-cell table:style-name="ce6" office:value-type="string" calcext:value-type="string">
            <text:p>Pression atmosphérique</text:p>
          </table:table-cell>
          <table:table-cell office:value-type="string" calcext:value-type="string">
            <text:p>Capteur Baromètre Grove (BMP280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9.43" calcext:value-type="currency">
            <text:p>9,43 €</text:p>
          </table:table-cell>
          <table:table-cell table:formula="of:=[.F21]*[.E21]" office:value-type="currency" office:currency="EUR" office:value="18.86" calcext:value-type="currency">
            <text:p>18,86 €</text:p>
          </table:table-cell>
          <table:table-cell/>
          <table:table-cell office:value-type="string" calcext:value-type="string">
            <text:p><text:a xlink:href="https://www.robotshop.com/eu/fr/capteur-barometre-grove-bmp280.html" xlink:type="simple">https://www.robotshop.com/eu/fr/capteur-barometre-grove-bmp280.html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03132</text:p>
          </table:table-cell>
          <table:table-cell table:style-name="ce12" office:value-type="string" calcext:value-type="string">
            <text:p>/</text:p>
          </table:table-cell>
          <table:table-cell table:style-name="ce6" office:value-type="string" calcext:value-type="string">
            <text:p>Luminosité / ensoleillement</text:p>
          </table:table-cell>
          <table:table-cell office:value-type="string" calcext:value-type="string">
            <text:p>Photorésistance LDR720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F22]*[.E22]" office:value-type="currency" office:currency="EUR" office:value="3" calcext:value-type="currency">
            <text:p>3,00 €</text:p>
          </table:table-cell>
          <table:table-cell/>
          <table:table-cell office:value-type="string" calcext:value-type="string">
            <text:p><text:a xlink:href="https://www.gotronic.fr/art-photoresistance-ldr720-2151.htm" xlink:type="simple">https://www.gotronic.fr/art-photoresistance-ldr720-2151.htm</text:a></text:p>
          </table:table-cell>
          <table:table-cell table:number-columns-repeated="1015"/>
        </table:table-row>
        <table:table-row table:style-name="ro3">
          <table:table-cell office:value-type="float" office:value="35214" calcext:value-type="float">
            <text:p>35214</text:p>
          </table:table-cell>
          <table:table-cell table:style-name="ce12" office:value-type="string" calcext:value-type="string">
            <text:p>/</text:p>
          </table:table-cell>
          <table:table-cell table:style-name="ce31" office:value-type="string" calcext:value-type="string" table:number-columns-spanned="1" table:number-rows-spanned="3">
            <text:p>Vitesse du vent</text:p>
          </table:table-cell>
          <table:table-cell office:value-type="string" calcext:value-type="string">
            <text:p>Capteur à effet Hall ST05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4" calcext:value-type="currency">
            <text:p>2,40 €</text:p>
          </table:table-cell>
          <table:table-cell table:formula="of:=[.F23]*[.E23]" office:value-type="currency" office:currency="EUR" office:value="2.4" calcext:value-type="currency">
            <text:p>2,40 €</text:p>
          </table:table-cell>
          <table:table-cell/>
          <table:table-cell office:value-type="string" calcext:value-type="string">
            <text:p><text:a xlink:href="https://www.gotronic.fr/art-capteur-a-effet-hall-st054-26119.htm" xlink:type="simple">https://www.gotronic.fr/art-capteur-a-effet-hall-st054-26119.htm</text:a></text:p>
          </table:table-cell>
          <table:table-cell table:number-columns-repeated="1015"/>
        </table:table-row>
        <table:table-row table:style-name="ro3">
          <table:table-cell office:value-type="float" office:value="6107" calcext:value-type="float">
            <text:p>6107</text:p>
          </table:table-cell>
          <table:table-cell table:style-name="ce12" office:value-type="string" calcext:value-type="string">
            <text:p>/</text:p>
          </table:table-cell>
          <table:covered-table-cell table:style-name="ce6"/>
          <table:table-cell office:value-type="string" calcext:value-type="string">
            <text:p>Aimant Ø8 x 3 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F24]*[.E24]" office:value-type="currency" office:currency="EUR" office:value="0.5" calcext:value-type="currency">
            <text:p>0,50 €</text:p>
          </table:table-cell>
          <table:table-cell/>
          <table:table-cell office:value-type="string" calcext:value-type="string">
            <text:p><text:a xlink:href="https://www.gotronic.fr/art-aimant-o8-x-3-mm-17973.htm" xlink:type="simple">https://www.gotronic.fr/art-aimant-o8-x-3-mm-17973.htm</text:a>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6"/>
          <table:table-cell table:number-columns-repeated="3"/>
          <table:table-cell table:formula="of:=[.F25]*[.E25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B-Dfr-483</text:p>
          </table:table-cell>
          <table:table-cell office:value-type="string" calcext:value-type="string">
            <text:p>DFRobot</text:p>
          </table:table-cell>
          <table:table-cell table:style-name="ce6" office:value-type="string" calcext:value-type="string">
            <text:p>Ph</text:p>
          </table:table-cell>
          <table:table-cell office:value-type="string" calcext:value-type="string">
            <text:p>Kit pH-mètre Analogique DFRobot Gravit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75" calcext:value-type="currency">
            <text:p>29,75 €</text:p>
          </table:table-cell>
          <table:table-cell table:formula="of:=[.F27]*[.E27]" office:value-type="currency" office:currency="EUR" office:value="29.75" calcext:value-type="currency">
            <text:p>29,75 €</text:p>
          </table:table-cell>
          <table:table-cell/>
          <table:table-cell office:value-type="string" calcext:value-type="string">
            <text:p><text:a xlink:href="https://www.robotshop.com/eu/fr/kit-ph-metre-analogique-dfrobot-gravity.html" xlink:type="simple">https://www.robotshop.com/eu/fr/kit-ph-metre-analogique-dfrobot-gravity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Ite-54</text:p>
          </table:table-cell>
          <table:table-cell office:value-type="string" calcext:value-type="string">
            <text:p>iTead Studio</text:p>
          </table:table-cell>
          <table:table-cell table:style-name="ce6" office:value-type="string" calcext:value-type="string">
            <text:p>Niveau d’eau</text:p>
          </table:table-cell>
          <table:table-cell office:value-type="string" calcext:value-type="string">
            <text:p>Module Sonar HC-SR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1" calcext:value-type="currency">
            <text:p>3,10 €</text:p>
          </table:table-cell>
          <table:table-cell table:formula="of:=[.F28]*[.E28]" office:value-type="currency" office:currency="EUR" office:value="3.1" calcext:value-type="currency">
            <text:p>3,10 €</text:p>
          </table:table-cell>
          <table:table-cell/>
          <table:table-cell office:value-type="string" calcext:value-type="string">
            <text:p><text:a xlink:href="https://www.robotshop.com/eu/fr/module-sonar-hc-sr04.html" xlink:type="simple">https://www.robotshop.com/eu/fr/module-sonar-hc-sr04.html</text:a></text:p>
          </table:table-cell>
          <table:table-cell table:number-columns-repeated="1015"/>
        </table:table-row>
        <table:table-row table:style-name="ro3">
          <table:table-cell table:style-name="ce10" office:value-type="float" office:value="34030" calcext:value-type="float">
            <text:p>34030</text:p>
          </table:table-cell>
          <table:table-cell table:style-name="ce12" office:value-type="string" calcext:value-type="string">
            <text:p>/</text:p>
          </table:table-cell>
          <table:table-cell table:style-name="ce6" office:value-type="string" calcext:value-type="string">
            <text:p>Température de l’eau</text:p>
          </table:table-cell>
          <table:table-cell office:value-type="string" calcext:value-type="string">
            <text:p>Capteur de température Grove 1019900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9" calcext:value-type="currency">
            <text:p>7,90 €</text:p>
          </table:table-cell>
          <table:table-cell table:formula="of:=[.F29]*[.E29]" office:value-type="currency" office:currency="EUR" office:value="7.9" calcext:value-type="currency">
            <text:p>7,90 €</text:p>
          </table:table-cell>
          <table:table-cell/>
          <table:table-cell office:value-type="string" calcext:value-type="string">
            <text:p><text:a xlink:href="https://www.gotronic.fr/art-capteur-de-temperature-grove-101990019-23842.htm" xlink:type="simple">https://www.gotronic.fr/art-capteur-de-temperature-grove-101990019-23842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See-552</text:p>
          </table:table-cell>
          <table:table-cell office:value-type="string" calcext:value-type="string">
            <text:p>SeeedStudio</text:p>
          </table:table-cell>
          <table:table-cell table:style-name="ce4" office:value-type="string" calcext:value-type="string">
            <text:p>Qualité de l’air</text:p>
          </table:table-cell>
          <table:table-cell office:value-type="string" calcext:value-type="string">
            <text:p>Capteur de Poussière Grov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.38" calcext:value-type="currency">
            <text:p>12,38 €</text:p>
          </table:table-cell>
          <table:table-cell table:formula="of:=[.F30]*[.E30]" office:value-type="currency" office:currency="EUR" office:value="24.76" calcext:value-type="currency">
            <text:p>24,76 €</text:p>
          </table:table-cell>
          <table:table-cell/>
          <table:table-cell office:value-type="string" calcext:value-type="string">
            <text:p><text:a xlink:href="https://www.robotshop.com/eu/fr/capteur-poussiere-grove.html" xlink:type="simple">https://www.robotshop.com/eu/fr/capteur-poussiere-grove.html</text:a>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10" table:number-rows-spanned="1">
            <text:p>Autre</text:p>
          </table:table-cell>
          <table:covered-table-cell table:style-name="ce11"/>
          <table:covered-table-cell table:style-name="ce15"/>
          <table:covered-table-cell table:number-columns-repeated="3"/>
          <table:covered-table-cell table:formula="of:=[.F32]*[.E32]" office:value-type="currency" office:currency="EUR" office:value="0" calcext:value-type="currency">
            <text:p>0,00 €</text:p>
          </table:covered-table-cell>
          <table:covered-table-cell table:number-columns-repeated="3"/>
          <table:table-cell table:number-columns-repeated="1014"/>
        </table:table-row>
        <table:table-row table:style-name="ro3">
          <table:table-cell table:style-name="ce10" office:value-type="float" office:value="27134" calcext:value-type="float">
            <text:p>27134</text:p>
          </table:table-cell>
          <table:table-cell table:style-name="ce12" office:value-type="string" calcext:value-type="string">
            <text:p>/</text:p>
          </table:table-cell>
          <table:table-cell table:style-name="ce4" office:value-type="string" calcext:value-type="string">
            <text:p>Panneau solaire</text:p>
          </table:table-cell>
          <table:table-cell office:value-type="string" calcext:value-type="string">
            <text:p>Cellule solaire SOL3W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[.F33]*[.E33]" office:value-type="currency" office:currency="EUR" office:value="38" calcext:value-type="currency">
            <text:p>38,00 €</text:p>
          </table:table-cell>
          <table:table-cell/>
          <table:table-cell office:value-type="string" calcext:value-type="string">
            <text:p><text:a xlink:href="https://www.gotronic.fr/art-cellule-solaire-sol3w-18996.htm" xlink:type="simple">https://www.gotronic.fr/art-cellule-solaire-sol3w-18996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09504 – 62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Batterie</text:p>
          </table:table-cell>
          <table:table-cell office:value-type="string" calcext:value-type="string">
            <text:p>Accu Li-ion avec câble 3,7V 3000mAh Samsung ICR1865030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.5" calcext:value-type="currency">
            <text:p>15,50 €</text:p>
          </table:table-cell>
          <table:table-cell table:formula="of:=[.F34]*[.E34]" office:value-type="currency" office:currency="EUR" office:value="31" calcext:value-type="currency">
            <text:p>31,00 €</text:p>
          </table:table-cell>
          <table:table-cell/>
          <table:table-cell office:value-type="string" calcext:value-type="string">
            <text:p><text:a xlink:href="http://www.conrad.fr/ce/fr/product/1009504/Accu-Li-ion-avec-cable-37V-3000mAh-Samsung-ICR1865030K/?ref=category&amp;rt=category&amp;rb=1" xlink:type="simple">http://www.conrad.fr/ce/fr/product/1009504/Accu-Li-ion-avec-cable-37V-3000mAh-Samsung-ICR1865030K/?ref=category&amp;rt=category&amp;rb=1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See-213</text:p>
          </table:table-cell>
          <table:table-cell office:value-type="string" calcext:value-type="string">
            <text:p>SeeedStudio</text:p>
          </table:table-cell>
          <table:table-cell table:style-name="ce4" office:value-type="string" calcext:value-type="string">
            <text:p>Chargeur batterie</text:p>
          </table:table-cell>
          <table:table-cell office:value-type="string" calcext:value-type="string">
            <text:p>Chargeur LiPo USB et Alimentation de Secours LiPo Rider Pro SeeedStudi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.07" calcext:value-type="currency">
            <text:p>15,07 €</text:p>
          </table:table-cell>
          <table:table-cell table:formula="of:=[.F35]*[.E35]" office:value-type="currency" office:currency="EUR" office:value="30.14" calcext:value-type="currency">
            <text:p>30,14 €</text:p>
          </table:table-cell>
          <table:table-cell/>
          <table:table-cell office:value-type="string" calcext:value-type="string">
            <text:p><text:a xlink:href="https://www.robotshop.com/eu/fr/chargeur-lipo-usb-et-alimentation-secours-lipo-rider-pro-seeedstudio.html" xlink:type="simple">https://www.robotshop.com/eu/fr/chargeur-lipo-usb-et-alimentation-secours-lipo-rider-pro-seeedstudio.html</text:a></text:p>
          </table:table-cell>
          <table:table-cell table:number-columns-repeated="1015"/>
        </table:table-row>
        <table:table-row table:style-name="ro3">
          <table:table-cell table:style-name="ce10" office:value-type="float" office:value="48994" calcext:value-type="float">
            <text:p>48994</text:p>
          </table:table-cell>
          <table:table-cell table:style-name="ce25" office:value-type="string" calcext:value-type="string">
            <text:p>/</text:p>
          </table:table-cell>
          <table:table-cell table:style-name="ce4" office:value-type="string" calcext:value-type="string">
            <text:p>Connecteur JST pour batterie</text:p>
          </table:table-cell>
          <table:table-cell office:value-type="string" calcext:value-type="string">
            <text:p>10 connecteurs femelles JST 2 pts 2 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F36]*[.E36]" office:value-type="currency" office:currency="EUR" office:value="0.9" calcext:value-type="currency">
            <text:p>0,90 €</text:p>
          </table:table-cell>
          <table:table-cell/>
          <table:table-cell office:value-type="string" calcext:value-type="string">
            <text:p><text:a xlink:href="https://www.gotronic.fr/art-10-connecteurs-femelles-jst-2-pts-2-mm-22577.htm" xlink:type="simple">https://www.gotronic.fr/art-10-connecteurs-femelles-jst-2-pts-2-mm-22577.htm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B-Wav-28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latine RTC DS1302 Horloge en Temps Rée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02" calcext:value-type="currency">
            <text:p>4,02 €</text:p>
          </table:table-cell>
          <table:table-cell table:formula="of:=[.F37]*[.E37]" office:value-type="currency" office:currency="EUR" office:value="8.04" calcext:value-type="currency">
            <text:p>8,04 €</text:p>
          </table:table-cell>
          <table:table-cell/>
          <table:table-cell office:value-type="string" calcext:value-type="string">
            <text:p><text:a xlink:href="https://www.robotshop.com/eu/fr/platine-rtc-ds1302-horloge-temps-reel.html" xlink:type="simple">https://www.robotshop.com/eu/fr/platine-rtc-ds1302-horloge-temps-reel.html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86198 - 62 </text:p>
          </table:table-cell>
          <table:table-cell office:value-type="string" calcext:value-type="string">
            <text:p>Delock</text:p>
          </table:table-cell>
          <table:table-cell office:value-type="string" calcext:value-type="string">
            <text:p>Antennes (LoRa)</text:p>
          </table:table-cell>
          <table:table-cell office:value-type="string" calcext:value-type="string">
            <text:p>Delock 88416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F38]*[.E38]" office:value-type="currency" office:currency="EUR" office:value="31.96" calcext:value-type="currency">
            <text:p>31,96 €</text:p>
          </table:table-cell>
          <table:table-cell table:style-name="ce37" office:value-type="string" calcext:value-type="string">
            <text:p>Plage des 868MHz</text:p>
          </table:table-cell>
          <table:table-cell office:value-type="string" calcext:value-type="string">
            <text:p><text:a xlink:href="http://www.conrad.fr/ce/fr/product/986198/Delock-88416" xlink:type="simple">http://www.conrad.fr/ce/fr/product/986198/Delock-88416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95744 – 62</text:p>
          </table:table-cell>
          <table:table-cell office:value-type="string" calcext:value-type="string">
            <text:p>TP-Link</text:p>
          </table:table-cell>
          <table:table-cell table:style-name="ce32" office:value-type="string" calcext:value-type="string">
            <text:p>Antennes (xBee)</text:p>
          </table:table-cell>
          <table:table-cell office:value-type="string" calcext:value-type="string">
            <text:p>Antenne WiFi TP-LINK TL-ANT2408CL 8 dB 2.4 GHz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F39]*[.E39]" office:value-type="currency" office:currency="EUR" office:value="20.97" calcext:value-type="currency">
            <text:p>20,97 €</text:p>
          </table:table-cell>
          <table:table-cell table:style-name="ce37" office:value-type="string" calcext:value-type="string">
            <text:p>Plage des 2.4GHz</text:p>
          </table:table-cell>
          <table:table-cell office:value-type="string" calcext:value-type="string">
            <text:p><text:a xlink:href="http://www.conrad.fr/ce/fr/product/995744/Antenne-WiFi-TP-LINK-TL-ANT2408CL-8-dB-24-GHz" xlink:type="simple">http://www.conrad.fr/ce/fr/product/995744/Antenne-WiFi-TP-LINK-TL-ANT2408CL-8-dB-24-GHz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311505 – 62</text:p>
          </table:table-cell>
          <table:table-cell office:value-type="string" calcext:value-type="string">
            <text:p>Econ</text:p>
          </table:table-cell>
          <table:table-cell office:value-type="string" calcext:value-type="string">
            <text:p>Connecteurs antenne sma </text:p>
          </table:table-cell>
          <table:table-cell office:value-type="string" calcext:value-type="string">
            <text:p>Femelle SMA econ connect SMA10FG pin à souder 50 Ω 1 pc(s)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.7" calcext:value-type="float">
            <text:p>2,7</text:p>
          </table:table-cell>
          <table:table-cell table:formula="of:=[.F40]*[.E40]" office:value-type="currency" office:currency="EUR" office:value="8.1" calcext:value-type="currency">
            <text:p>8,10 €</text:p>
          </table:table-cell>
          <table:table-cell/>
          <table:table-cell office:value-type="string" calcext:value-type="string">
            <text:p><text:a xlink:href="http://www.conrad.fr/ce/fr/product/1311505/Femelle-SMA-econ-connect-SMA10FG-pin-souder-50-1-pcs" xlink:type="simple">http://www.conrad.fr/ce/fr/product/1311505/Femelle-SMA-econ-connect-SMA10FG-pin-souder-50-1-pcs</text:a>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TOTAL :</text:p>
          </table:table-cell>
          <table:table-cell table:formula="of:=SUM([.G1:.G38])" office:value-type="currency" office:currency="EUR" office:value="641.39" calcext:value-type="currency">
            <text:p>641,39 €</text:p>
          </table:table-cell>
          <table:table-cell table:number-columns-repeated="1017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10" table:number-columns-repeated="3" table:default-cell-style-name="Default"/>
        <table:table-row table:style-name="ro4">
          <table:table-cell office:value-type="string" calcext:value-type="string">
            <text:p>mah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ratio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13.5" calcext:value-type="float">
            <text:p>13,5</text:p>
          </table:table-cell>
          <table:table-cell table:formula="of:=([.B2]/[.A2])*100" office:value-type="float" office:value="0.45" calcext:value-type="float">
            <text:p>0,45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15.5" calcext:value-type="float">
            <text:p>15,5</text:p>
          </table:table-cell>
          <table:table-cell table:formula="of:=([.B3]/[.A3])*100" office:value-type="float" office:value="0.516666666666667" calcext:value-type="float">
            <text:p>0,516666666666667</text:p>
          </table:table-cell>
        </table:table-row>
        <table:table-row table:style-name="ro4">
          <table:table-cell office:value-type="float" office:value="4500" calcext:value-type="float">
            <text:p>4500</text:p>
          </table:table-cell>
          <table:table-cell office:value-type="float" office:value="26" calcext:value-type="float">
            <text:p>26</text:p>
          </table:table-cell>
          <table:table-cell table:formula="of:=([.B4]/[.A4])*100" office:value-type="float" office:value="0.577777777777778" calcext:value-type="float">
            <text:p>0,577777777777778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0" calcext:value-type="float">
            <text:p>20</text:p>
          </table:table-cell>
          <table:table-cell table:formula="of:=([.B5]/[.A5])*100" office:value-type="float" office:value="0.588235294117647" calcext:value-type="float">
            <text:p>0,588235294117647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([.B6]/[.A6])*100" office:value-type="float" office:value="1" calcext:value-type="float">
            <text:p>1</text:p>
          </table:table-cell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float" office:value="11" calcext:value-type="float">
            <text:p>11</text:p>
          </table:table-cell>
          <table:table-cell table:formula="of:=([.B7]/[.A7])*100" office:value-type="float" office:value="1.04761904761905" calcext:value-type="float">
            <text:p>1,04761904761905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formula="of:=([.B8]/[.A8])*100" office:value-type="float" office:value="1.375" calcext:value-type="float">
            <text:p>1,375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formula="of:=([.B9]/[.A9])*100" office:value-type="float" office:value="12.3529411764706" calcext:value-type="float">
            <text:p>12,3529411764706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([.B10]/[.A10])*100" office:value-type="float" office:value="14.2857142857143" calcext:value-type="float">
            <text:p>14,2857142857143</text:p>
          </table:table-cell>
        </table:table-row>
      </table:table>
      <table:named-expressions/>
      <table:database-ranges>
        <table:database-range table:name="__Anonymous_Sheet_DB__1" table:target-range-address="Feuille2.A1:Feuille2.C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1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08:42:00.217947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15:34.756563803</meta:creation-date>
    <dc:date>2018-04-16T10:44:19.844053661</dc:date>
    <meta:editing-duration>PT18H46M45S</meta:editing-duration>
    <meta:editing-cycles>12</meta:editing-cycles>
    <meta:generator>LibreOffice/5.4.5.1$Linux_X86_64 LibreOffice_project/40m0$Build-1</meta:generator>
    <meta:document-statistic meta:table-count="2" meta:cell-count="268" meta:object-count="0"/>
  </office:meta>
</office:document-meta>
</file>